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d88" officeooo:paragraph-rsid="000f1d88"/>
    </style:style>
    <style:style style:name="P2" style:family="paragraph" style:parent-style-name="Standard">
      <style:text-properties officeooo:rsid="00104ea0" officeooo:paragraph-rsid="0016ef8b"/>
    </style:style>
    <style:style style:name="P3" style:family="paragraph" style:parent-style-name="Standard">
      <style:text-properties officeooo:rsid="0014f0cc" officeooo:paragraph-rsid="0014f0cc"/>
    </style:style>
    <style:style style:name="P4" style:family="paragraph" style:parent-style-name="Standard">
      <style:text-properties officeooo:rsid="00164fd4" officeooo:paragraph-rsid="00164fd4"/>
    </style:style>
    <style:style style:name="P5" style:family="paragraph" style:parent-style-name="Standard">
      <style:text-properties officeooo:rsid="00187bee" officeooo:paragraph-rsid="00187bee"/>
    </style:style>
    <style:style style:name="P6" style:family="paragraph" style:parent-style-name="Standard">
      <style:text-properties officeooo:rsid="001a559c" officeooo:paragraph-rsid="001a559c"/>
    </style:style>
    <style:style style:name="P7" style:family="paragraph" style:parent-style-name="Standard">
      <style:text-properties officeooo:rsid="001a559c" officeooo:paragraph-rsid="001d859c"/>
    </style:style>
    <style:style style:name="T1" style:family="text">
      <style:text-properties officeooo:rsid="0011efb7"/>
    </style:style>
    <style:style style:name="T2" style:family="text">
      <style:text-properties officeooo:rsid="00164fd4"/>
    </style:style>
    <style:style style:name="T3" style:family="text">
      <style:text-properties officeooo:rsid="0018376f"/>
    </style:style>
    <style:style style:name="T4" style:family="text">
      <style:text-properties officeooo:rsid="001d85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ip Mazur 226018</text:p>
      <text:p text:style-name="P1"/>
      <text:p text:style-name="P1">Laboratorium 5</text:p>
      <text:p text:style-name="P1"/>
      <text:p text:style-name="P1">Ad.1</text:p>
      <text:p text:style-name="P3">Tak, wystarczyłoby zrobić GET na np. <text:span text:style-name="T2">pustym payloadzie.</text:span></text:p>
      <text:p text:style-name="P3"/>
      <text:p text:style-name="P4">155 <text:span text:style-name="T3">bajtów</text:span> – wielkość ramki w HTTP</text:p>
      <text:p text:style-name="P1"/>
      <text:p text:style-name="P1">Ad.2</text:p>
      <text:p text:style-name="P2"><text:span text:style-name="T1">Dla pustego payloadu („coapclient.py -o GET -p coap://127.0.0.1:5683/void”) ramka ACK ma 14 bajtów.</text:span></text:p>
      <text:p text:style-name="P1"/>
      <text:p text:style-name="P1">Ad.3</text:p>
      <text:p text:style-name="P5">Dla minimalnego payloadu coap jest wydajniejszy od http 11,071428571 razy</text:p>
      <text:p text:style-name="P1"/>
      <text:p text:style-name="P1">Ad.4</text:p>
      <text:p text:style-name="P6">Zatem, żeby przekroczyć rozmiar ramki http musimy zmusić coap do wysłania 12 ramek.</text:p>
      <text:p text:style-name="P6">Używając <text:s/>„<text:span text:style-name="T1">coapclient.py -o GET -p coap://127.0.0.1:5683/</text:span>big” otrzymaliśmy ACK w dwóch ramkach, większa z nich miała rozmiar 1042 bajty. Zakładamy zatem, że jest to rozmiar maksymalny ramki coap. Odejmując rozmiar ramki (14 bajtów) mamy maksymalny rozmiar danych dla ramki równy 102<text:span text:style-name="T4">4</text:span> bajtów. Zatem żeby wysłać 12 ramek musimy wysłać dane o rozmiarze:</text:p>
      <text:p text:style-name="P7">11 * 102<text:span text:style-name="T4">4</text:span> + 1 = <text:span text:style-name="T4">11265</text:span> (121 pełnych ramek + cokolwiek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7:29:08.804579965</meta:creation-date>
    <dc:date>2018-05-29T18:52:11.906730064</dc:date>
    <meta:editing-duration>PT1H2M38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22" meta:character-count="796" meta:non-whitespace-character-count="685"/>
  </office:meta>
</office:document-meta>
</file>